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6341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55" calcext:value-type="float">
            <text:p>0.55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1 kWh</text:p>
          </table:table-cell>
          <table:table-cell office:value-type="float" office:value="582.74" calcext:value-type="float">
            <text:p>582.74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3.59" calcext:value-type="float">
            <text:p>3.59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07.8" calcext:value-type="float">
            <text:p>-307.8</text:p>
          </table:table-cell>
          <table:table-cell office:value-type="string" calcext:value-type="string">
            <text:p>T-0</text:p>
          </table:table-cell>
          <table:table-cell office:value-type="float" office:value="363.55" calcext:value-type="float">
            <text:p>363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51" calcext:value-type="float">
            <text:p>0.51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19 kWh</text:p>
          </table:table-cell>
          <table:table-cell office:value-type="float" office:value="642.3" calcext:value-type="float">
            <text:p>642.3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3-01-2018</text:p>
          </table:table-cell>
          <table:table-cell office:value-type="float" office:value="3.87" calcext:value-type="float">
            <text:p>3.8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39.26" calcext:value-type="float">
            <text:p>-339.26</text:p>
          </table:table-cell>
          <table:table-cell office:value-type="string" calcext:value-type="string">
            <text:p>T-0</text:p>
          </table:table-cell>
          <table:table-cell office:value-type="float" office:value="391.57" calcext:value-type="float">
            <text:p>391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48" calcext:value-type="float">
            <text:p>0.48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12 kWh</text:p>
          </table:table-cell>
          <table:table-cell office:value-type="float" office:value="585.85" calcext:value-type="float">
            <text:p>585.8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3-12-2017</text:p>
          </table:table-cell>
          <table:table-cell office:value-type="float" office:value="3.6" calcext:value-type="float">
            <text:p>3.6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09.43" calcext:value-type="float">
            <text:p>-309.43</text:p>
          </table:table-cell>
          <table:table-cell office:value-type="string" calcext:value-type="string">
            <text:p>T-0</text:p>
          </table:table-cell>
          <table:table-cell office:value-type="float" office:value="364.31" calcext:value-type="float">
            <text:p>364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02" calcext:value-type="float">
            <text:p>1.02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07 kWh</text:p>
          </table:table-cell>
          <table:table-cell office:value-type="float" office:value="545.1" calcext:value-type="float">
            <text:p>545.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41" calcext:value-type="float">
            <text:p>3.4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87.92" calcext:value-type="float">
            <text:p>-287.92</text:p>
          </table:table-cell>
          <table:table-cell office:value-type="string" calcext:value-type="string">
            <text:p>T-0</text:p>
          </table:table-cell>
          <table:table-cell office:value-type="float" office:value="345.07" calcext:value-type="float">
            <text:p>345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5" calcext:value-type="float">
            <text:p>0.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13 kWh</text:p>
          </table:table-cell>
          <table:table-cell office:value-type="float" office:value="588.65" calcext:value-type="float">
            <text:p>588.6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61" calcext:value-type="float">
            <text:p>3.61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10.92" calcext:value-type="float">
            <text:p>-310.92</text:p>
          </table:table-cell>
          <table:table-cell office:value-type="string" calcext:value-type="string">
            <text:p>T-0</text:p>
          </table:table-cell>
          <table:table-cell office:value-type="float" office:value="364.97" calcext:value-type="float">
            <text:p>364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36.02" calcext:value-type="float">
            <text:p>36.02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11 kWh</text:p>
          </table:table-cell>
          <table:table-cell office:value-type="float" office:value="571.03" calcext:value-type="float">
            <text:p>571.03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52" calcext:value-type="float">
            <text:p>3.5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01.61" calcext:value-type="float">
            <text:p>-301.61</text:p>
          </table:table-cell>
          <table:table-cell office:value-type="string" calcext:value-type="string">
            <text:p>T-0</text:p>
          </table:table-cell>
          <table:table-cell office:value-type="float" office:value="391.75" calcext:value-type="float">
            <text:p>391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 office:value-type="float" office:value="227.85" calcext:value-type="float">
            <text:p>227.85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90 kWh</text:p>
          </table:table-cell>
          <table:table-cell office:value-type="float" office:value="428.47" calcext:value-type="float">
            <text:p>428.4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.39" calcext:value-type="float">
            <text:p>2.39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26.31" calcext:value-type="float">
            <text:p>-226.31</text:p>
          </table:table-cell>
          <table:table-cell office:value-type="string" calcext:value-type="string">
            <text:p>T-0</text:p>
          </table:table-cell>
          <table:table-cell office:value-type="float" office:value="469.61" calcext:value-type="float">
            <text:p>469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18" calcext:value-type="float">
            <text:p>3.18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03 kWh</text:p>
          </table:table-cell>
          <table:table-cell office:value-type="float" office:value="506.22" calcext:value-type="float">
            <text:p>506.2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21" calcext:value-type="float">
            <text:p>3.2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67.36" calcext:value-type="float">
            <text:p>-267.36</text:p>
          </table:table-cell>
          <table:table-cell office:value-type="string" calcext:value-type="string">
            <text:p>T-0</text:p>
          </table:table-cell>
          <table:table-cell office:value-type="float" office:value="327.36" calcext:value-type="float">
            <text:p>327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19.55" calcext:value-type="float">
            <text:p>219.55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21 kWh</text:p>
          </table:table-cell>
          <table:table-cell office:value-type="float" office:value="631.33" calcext:value-type="float">
            <text:p>631.3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8" calcext:value-type="float">
            <text:p>3.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33.1" calcext:value-type="float">
            <text:p>-333.1</text:p>
          </table:table-cell>
          <table:table-cell office:value-type="string" calcext:value-type="string">
            <text:p>T-0</text:p>
          </table:table-cell>
          <table:table-cell office:value-type="float" office:value="603.35" calcext:value-type="float">
            <text:p>603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21 kWh</text:p>
          </table:table-cell>
          <table:table-cell office:value-type="float" office:value="622.66" calcext:value-type="float">
            <text:p>622.6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76" calcext:value-type="float">
            <text:p>3.7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28.25" calcext:value-type="float">
            <text:p>-328.25</text:p>
          </table:table-cell>
          <table:table-cell office:value-type="string" calcext:value-type="string">
            <text:p>T-0</text:p>
          </table:table-cell>
          <table:table-cell office:value-type="float" office:value="379.62" calcext:value-type="float">
            <text:p>379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4.28" calcext:value-type="float">
            <text:p>14.28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02 kWh</text:p>
          </table:table-cell>
          <table:table-cell office:value-type="float" office:value="481.9" calcext:value-type="float">
            <text:p>481.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09" calcext:value-type="float">
            <text:p>3.09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254.04" calcext:value-type="float">
            <text:p>-254.04</text:p>
          </table:table-cell>
          <table:table-cell office:value-type="string" calcext:value-type="string">
            <text:p>T-0</text:p>
          </table:table-cell>
          <table:table-cell office:value-type="float" office:value="326.34" calcext:value-type="float">
            <text:p>326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 office:value-type="float" office:value="10.17" calcext:value-type="float">
            <text:p>10.17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89 kWh</text:p>
          </table:table-cell>
          <table:table-cell office:value-type="float" office:value="405.27" calcext:value-type="float">
            <text:p>405.2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2.28" calcext:value-type="float">
            <text:p>2.28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213.65" calcext:value-type="float">
            <text:p>-213.65</text:p>
          </table:table-cell>
          <table:table-cell office:value-type="string" calcext:value-type="string">
            <text:p>T-0</text:p>
          </table:table-cell>
          <table:table-cell office:value-type="float" office:value="240.52" calcext:value-type="float">
            <text:p>240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43:14.814000000</meta:creation-date>
    <dc:date>2018-03-26T11:46:46.001000000</dc:date>
    <meta:editing-duration>PT3M31S</meta:editing-duration>
    <meta:editing-cycles>1</meta:editing-cycles>
    <meta:document-statistic meta:table-count="1" meta:cell-count="180" meta:object-count="0"/>
    <meta:generator>LibreOffice/5.3.4.2$Windows_x86 LibreOffice_project/f82d347ccc0be322489bf7da61d7e4ad13fe2ff3</meta:generator>
  </office:meta>
</office:document-meta>
</file>